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8cm"/>
    </style:style>
    <style:style style:name="co3" style:family="table-column">
      <style:table-column-properties fo:break-before="auto" style:column-width="1.517cm"/>
    </style:style>
    <style:style style:name="co4" style:family="table-column">
      <style:table-column-properties fo:break-before="auto" style:column-width="2.8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3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marzo</text:p>
          </table:table-cell>
          <table:table-cell office:value-type="string" calcext:value-type="string">
            <text:p>febbraio</text:p>
          </table:table-cell>
          <table:table-cell office:value-type="string" calcext:value-type="string">
            <text:p>ultima decade febbraio</text:p>
          </table:table-cell>
          <table:table-cell/>
          <table:table-cell office:value-type="string" calcext:value-type="string">
            <text:p>totale</text:p>
          </table:table-cell>
          <table:table-cell/>
        </table:table-row>
        <table:table-row table:style-name="ro2">
          <table:table-cell office:value-type="float" office:value="2015" calcext:value-type="float">
            <text:p>2015</text:p>
          </table:table-cell>
          <table:table-cell table:style-name="ce1" office:value-type="float" office:value="61581" calcext:value-type="float">
            <text:p>61581</text:p>
          </table:table-cell>
          <table:table-cell table:style-name="ce1" office:value-type="float" office:value="61177" calcext:value-type="float">
            <text:p>61177</text:p>
          </table:table-cell>
          <table:table-cell table:formula="of:=[.C2]/28*10" office:value-type="float" office:value="21848.9285714286" calcext:value-type="float">
            <text:p>21848,9285714286</text:p>
          </table:table-cell>
          <table:table-cell/>
          <table:table-cell table:formula="of:=[.B2]+[.D2]" office:value-type="float" office:value="83429.9285714286" calcext:value-type="float">
            <text:p>83430</text:p>
          </table:table-cell>
          <table:table-cell/>
        </table:table-row>
        <table:table-row table:style-name="ro2">
          <table:table-cell office:value-type="float" office:value="2016" calcext:value-type="float">
            <text:p>2016</text:p>
          </table:table-cell>
          <table:table-cell table:style-name="ce1" office:value-type="float" office:value="56401" calcext:value-type="float">
            <text:p>56401</text:p>
          </table:table-cell>
          <table:table-cell table:style-name="ce1" office:value-type="float" office:value="54890" calcext:value-type="float">
            <text:p>54890</text:p>
          </table:table-cell>
          <table:table-cell table:formula="of:=[.C3]/29*10" office:value-type="float" office:value="18927.5862068966" calcext:value-type="float">
            <text:p>18927,5862068966</text:p>
          </table:table-cell>
          <table:table-cell/>
          <table:table-cell table:formula="of:=[.B3]+[.D3]" office:value-type="float" office:value="75328.5862068966" calcext:value-type="float">
            <text:p>75329</text:p>
          </table:table-cell>
          <table:table-cell office:value-type="string" calcext:value-type="string">
            <text:p>ANNO BISESTILE!!!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table:style-name="ce1" office:value-type="float" office:value="58198" calcext:value-type="float">
            <text:p>58198</text:p>
          </table:table-cell>
          <table:table-cell table:style-name="ce1" office:value-type="float" office:value="58224" calcext:value-type="float">
            <text:p>58224</text:p>
          </table:table-cell>
          <table:table-cell table:formula="of:=[.C4]/28*10" office:value-type="float" office:value="20794.2857142857" calcext:value-type="float">
            <text:p>20794,2857142857</text:p>
          </table:table-cell>
          <table:table-cell/>
          <table:table-cell table:formula="of:=[.B4]+[.D4]" office:value-type="float" office:value="78992.2857142857" calcext:value-type="float">
            <text:p>78992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58593" calcext:value-type="float">
            <text:p>58593</text:p>
          </table:table-cell>
          <table:table-cell table:style-name="ce2" office:value-type="float" office:value="56783" calcext:value-type="float">
            <text:p>56783</text:p>
          </table:table-cell>
          <table:table-cell table:formula="of:=[.C5]/28*10" office:value-type="float" office:value="20279.6428571429" calcext:value-type="float">
            <text:p>20279,6428571429</text:p>
          </table:table-cell>
          <table:table-cell/>
          <table:table-cell table:formula="of:=[.B5]+[.D5]" office:value-type="float" office:value="78872.6428571429" calcext:value-type="float">
            <text:p>78873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57882" calcext:value-type="float">
            <text:p>57882</text:p>
          </table:table-cell>
          <table:table-cell table:style-name="ce2" office:value-type="float" office:value="59876" calcext:value-type="float">
            <text:p>59876</text:p>
          </table:table-cell>
          <table:table-cell table:formula="of:=[.C6]/28*10" office:value-type="float" office:value="21384.2857142857" calcext:value-type="float">
            <text:p>21384,2857142857</text:p>
          </table:table-cell>
          <table:table-cell/>
          <table:table-cell table:formula="of:=[.B6]+[.D6]" office:value-type="float" office:value="79266.2857142857" calcext:value-type="float">
            <text:p>7926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formula="of:=SUM([.F2:.F6])" office:value-type="float" office:value="395889.729064039" calcext:value-type="float">
            <text:p>395890</text:p>
          </table:table-cell>
          <table:table-cell office:value-type="string" calcext:value-type="string">
            <text:p>totale</text:p>
          </table:table-cell>
        </table:table-row>
        <table:table-row table:style-name="ro1">
          <table:table-cell table:number-columns-repeated="5"/>
          <table:table-cell table:style-name="Default" table:formula="of:=[.F8]/5" office:value-type="float" office:value="79177.9458128079" calcext:value-type="float">
            <text:p>79177,9458128079</text:p>
          </table:table-cell>
          <table:table-cell office:value-type="string" calcext:value-type="string">
            <text:p>media</text:p>
          </table:table-cell>
        </table:table-row>
      </table:table>
      <table:table table:name="Foglio2" table:style-name="ta1">
        <table:shapes>
          <draw:frame draw:z-index="0" draw:style-name="gr1" draw:text-style-name="P1" svg:width="15.999cm" svg:height="8.999cm" svg:x="11.475cm" svg:y="0.1cm">
            <draw:object draw:notify-on-update-of-ranges="Foglio2.A1:Foglio2.A1 Foglio2.A2:Foglio2.A23 Foglio2.B1:Foglio2.B1 Foglio2.B2:Foglio2.B23 Foglio2.C1:Foglio2.C1 Foglio2.C2:Foglio2.C23 Foglio2.D1:Foglio2.D1 Foglio2.D2:Foglio2.D23 Foglio2.E1:Foglio2.E1 Foglio2.E2:Foglio2.E23 Foglio2.F1:Foglio2.F1 Foglio2.F2:Foglio2.F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8"/>
        <table:table-column table:style-name="co1" table:number-columns-repeated="5" table:default-cell-style-name="Default"/>
        <table:table-row table:style-name="ro1">
          <table:table-cell table:style-name="ce7" office:value-type="string" calcext:value-type="string">
            <text:p>settimana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694" calcext:value-type="float">
            <text:p>56694</text:p>
          </table:table-cell>
          <table:table-cell office:value-type="float" office:value="69184" calcext:value-type="float">
            <text:p>69184</text:p>
          </table:table-cell>
          <table:table-cell office:value-type="float" office:value="66071" calcext:value-type="float">
            <text:p>66071</text:p>
          </table:table-cell>
          <table:table-cell office:value-type="float" office:value="58916" calcext:value-type="float">
            <text:p>58916</text:p>
          </table:table-cell>
          <table:table-cell office:value-type="float" office:value="58219" calcext:value-type="float">
            <text:p>58219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56612" calcext:value-type="float">
            <text:p>56612</text:p>
          </table:table-cell>
          <table:table-cell office:value-type="float" office:value="70701" calcext:value-type="float">
            <text:p>70701</text:p>
          </table:table-cell>
          <table:table-cell office:value-type="float" office:value="64757" calcext:value-type="float">
            <text:p>64757</text:p>
          </table:table-cell>
          <table:table-cell office:value-type="float" office:value="61264" calcext:value-type="float">
            <text:p>61264</text:p>
          </table:table-cell>
          <table:table-cell office:value-type="float" office:value="60296" calcext:value-type="float">
            <text:p>60296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57455" calcext:value-type="float">
            <text:p>57455</text:p>
          </table:table-cell>
          <table:table-cell office:value-type="float" office:value="67769" calcext:value-type="float">
            <text:p>67769</text:p>
          </table:table-cell>
          <table:table-cell office:value-type="float" office:value="64177" calcext:value-type="float">
            <text:p>64177</text:p>
          </table:table-cell>
          <table:table-cell office:value-type="float" office:value="61318" calcext:value-type="float">
            <text:p>61318</text:p>
          </table:table-cell>
          <table:table-cell office:value-type="float" office:value="59171" calcext:value-type="float">
            <text:p>59171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56314" calcext:value-type="float">
            <text:p>56314</text:p>
          </table:table-cell>
          <table:table-cell office:value-type="float" office:value="67113" calcext:value-type="float">
            <text:p>67113</text:p>
          </table:table-cell>
          <table:table-cell office:value-type="float" office:value="61834" calcext:value-type="float">
            <text:p>61834</text:p>
          </table:table-cell>
          <table:table-cell office:value-type="float" office:value="61471" calcext:value-type="float">
            <text:p>61471</text:p>
          </table:table-cell>
          <table:table-cell office:value-type="float" office:value="58218" calcext:value-type="float">
            <text:p>58218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55843" calcext:value-type="float">
            <text:p>55843</text:p>
          </table:table-cell>
          <table:table-cell office:value-type="float" office:value="66320" calcext:value-type="float">
            <text:p>66320</text:p>
          </table:table-cell>
          <table:table-cell office:value-type="float" office:value="60833" calcext:value-type="float">
            <text:p>60833</text:p>
          </table:table-cell>
          <table:table-cell office:value-type="float" office:value="62147" calcext:value-type="float">
            <text:p>62147</text:p>
          </table:table-cell>
          <table:table-cell office:value-type="float" office:value="59189" calcext:value-type="float">
            <text:p>59189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55990" calcext:value-type="float">
            <text:p>55990</text:p>
          </table:table-cell>
          <table:table-cell office:value-type="float" office:value="61874" calcext:value-type="float">
            <text:p>61874</text:p>
          </table:table-cell>
          <table:table-cell office:value-type="float" office:value="61118" calcext:value-type="float">
            <text:p>61118</text:p>
          </table:table-cell>
          <table:table-cell office:value-type="float" office:value="62194" calcext:value-type="float">
            <text:p>62194</text:p>
          </table:table-cell>
          <table:table-cell office:value-type="float" office:value="57228" calcext:value-type="float">
            <text:p>57228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55050" calcext:value-type="float">
            <text:p>55050</text:p>
          </table:table-cell>
          <table:table-cell office:value-type="float" office:value="60058" calcext:value-type="float">
            <text:p>60058</text:p>
          </table:table-cell>
          <table:table-cell office:value-type="float" office:value="62599" calcext:value-type="float">
            <text:p>62599</text:p>
          </table:table-cell>
          <table:table-cell office:value-type="float" office:value="60445" calcext:value-type="float">
            <text:p>60445</text:p>
          </table:table-cell>
          <table:table-cell office:value-type="float" office:value="57036" calcext:value-type="float">
            <text:p>57036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55172" calcext:value-type="float">
            <text:p>55172</text:p>
          </table:table-cell>
          <table:table-cell office:value-type="float" office:value="57820" calcext:value-type="float">
            <text:p>57820</text:p>
          </table:table-cell>
          <table:table-cell office:value-type="float" office:value="62707" calcext:value-type="float">
            <text:p>62707</text:p>
          </table:table-cell>
          <table:table-cell office:value-type="float" office:value="58939" calcext:value-type="float">
            <text:p>58939</text:p>
          </table:table-cell>
          <table:table-cell office:value-type="float" office:value="54825" calcext:value-type="float">
            <text:p>54825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56096" calcext:value-type="float">
            <text:p>56096</text:p>
          </table:table-cell>
          <table:table-cell office:value-type="float" office:value="56204" calcext:value-type="float">
            <text:p>56204</text:p>
          </table:table-cell>
          <table:table-cell office:value-type="float" office:value="65323" calcext:value-type="float">
            <text:p>65323</text:p>
          </table:table-cell>
          <table:table-cell office:value-type="float" office:value="58184" calcext:value-type="float">
            <text:p>58184</text:p>
          </table:table-cell>
          <table:table-cell office:value-type="float" office:value="55610" calcext:value-type="float">
            <text:p>55610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55605" calcext:value-type="float">
            <text:p>55605</text:p>
          </table:table-cell>
          <table:table-cell office:value-type="float" office:value="54270" calcext:value-type="float">
            <text:p>54270</text:p>
          </table:table-cell>
          <table:table-cell office:value-type="float" office:value="65193" calcext:value-type="float">
            <text:p>65193</text:p>
          </table:table-cell>
          <table:table-cell office:value-type="float" office:value="56383" calcext:value-type="float">
            <text:p>56383</text:p>
          </table:table-cell>
          <table:table-cell office:value-type="float" office:value="55972" calcext:value-type="float">
            <text:p>55972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55506" calcext:value-type="float">
            <text:p>55506</text:p>
          </table:table-cell>
          <table:table-cell office:value-type="float" office:value="52309" calcext:value-type="float">
            <text:p>52309</text:p>
          </table:table-cell>
          <table:table-cell office:value-type="float" office:value="61037" calcext:value-type="float">
            <text:p>61037</text:p>
          </table:table-cell>
          <table:table-cell office:value-type="float" office:value="54978" calcext:value-type="float">
            <text:p>54978</text:p>
          </table:table-cell>
          <table:table-cell office:value-type="float" office:value="57647" calcext:value-type="float">
            <text:p>57647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54500" calcext:value-type="float">
            <text:p>54500</text:p>
          </table:table-cell>
          <table:table-cell office:value-type="float" office:value="51438" calcext:value-type="float">
            <text:p>51438</text:p>
          </table:table-cell>
          <table:table-cell office:value-type="float" office:value="58493" calcext:value-type="float">
            <text:p>58493</text:p>
          </table:table-cell>
          <table:table-cell office:value-type="float" office:value="52781" calcext:value-type="float">
            <text:p>52781</text:p>
          </table:table-cell>
          <table:table-cell office:value-type="float" office:value="64725" calcext:value-type="float">
            <text:p>64725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54336" calcext:value-type="float">
            <text:p>54336</text:p>
          </table:table-cell>
          <table:table-cell office:value-type="float" office:value="51199" calcext:value-type="float">
            <text:p>51199</text:p>
          </table:table-cell>
          <table:table-cell office:value-type="float" office:value="57125" calcext:value-type="float">
            <text:p>57125</text:p>
          </table:table-cell>
          <table:table-cell office:value-type="float" office:value="51971" calcext:value-type="float">
            <text:p>51971</text:p>
          </table:table-cell>
          <table:table-cell office:value-type="float" office:value="77626" calcext:value-type="float">
            <text:p>77626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53140" calcext:value-type="float">
            <text:p>53140</text:p>
          </table:table-cell>
          <table:table-cell office:value-type="float" office:value="50641" calcext:value-type="float">
            <text:p>50641</text:p>
          </table:table-cell>
          <table:table-cell office:value-type="float" office:value="55488" calcext:value-type="float">
            <text:p>55488</text:p>
          </table:table-cell>
          <table:table-cell office:value-type="float" office:value="52869" calcext:value-type="float">
            <text:p>52869</text:p>
          </table:table-cell>
          <table:table-cell office:value-type="float" office:value="88747" calcext:value-type="float">
            <text:p>88747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52079" calcext:value-type="float">
            <text:p>52079</text:p>
          </table:table-cell>
          <table:table-cell office:value-type="float" office:value="50278" calcext:value-type="float">
            <text:p>50278</text:p>
          </table:table-cell>
          <table:table-cell office:value-type="float" office:value="53706" calcext:value-type="float">
            <text:p>53706</text:p>
          </table:table-cell>
          <table:table-cell office:value-type="float" office:value="51647" calcext:value-type="float">
            <text:p>51647</text:p>
          </table:table-cell>
          <table:table-cell office:value-type="float" office:value="87191" calcext:value-type="float">
            <text:p>87191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49982" calcext:value-type="float">
            <text:p>49982</text:p>
          </table:table-cell>
          <table:table-cell office:value-type="float" office:value="49728" calcext:value-type="float">
            <text:p>49728</text:p>
          </table:table-cell>
          <table:table-cell office:value-type="float" office:value="51645" calcext:value-type="float">
            <text:p>51645</text:p>
          </table:table-cell>
          <table:table-cell office:value-type="float" office:value="52205" calcext:value-type="float">
            <text:p>52205</text:p>
          </table:table-cell>
          <table:table-cell office:value-type="float" office:value="77079" calcext:value-type="float">
            <text:p>77079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49826" calcext:value-type="float">
            <text:p>49826</text:p>
          </table:table-cell>
          <table:table-cell office:value-type="float" office:value="50966" calcext:value-type="float">
            <text:p>50966</text:p>
          </table:table-cell>
          <table:table-cell office:value-type="float" office:value="48772" calcext:value-type="float">
            <text:p>48772</text:p>
          </table:table-cell>
          <table:table-cell office:value-type="float" office:value="51318" calcext:value-type="float">
            <text:p>51318</text:p>
          </table:table-cell>
          <table:table-cell office:value-type="float" office:value="67570" calcext:value-type="float">
            <text:p>67570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49992" calcext:value-type="float">
            <text:p>49992</text:p>
          </table:table-cell>
          <table:table-cell office:value-type="float" office:value="50706" calcext:value-type="float">
            <text:p>50706</text:p>
          </table:table-cell>
          <table:table-cell office:value-type="float" office:value="47682" calcext:value-type="float">
            <text:p>47682</text:p>
          </table:table-cell>
          <table:table-cell office:value-type="float" office:value="50136" calcext:value-type="float">
            <text:p>50136</text:p>
          </table:table-cell>
          <table:table-cell office:value-type="float" office:value="59978" calcext:value-type="float">
            <text:p>59978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49474" calcext:value-type="float">
            <text:p>49474</text:p>
          </table:table-cell>
          <table:table-cell office:value-type="float" office:value="49949" calcext:value-type="float">
            <text:p>49949</text:p>
          </table:table-cell>
          <table:table-cell office:value-type="float" office:value="47948" calcext:value-type="float">
            <text:p>47948</text:p>
          </table:table-cell>
          <table:table-cell office:value-type="float" office:value="50270" calcext:value-type="float">
            <text:p>50270</text:p>
          </table:table-cell>
          <table:table-cell office:value-type="float" office:value="56374" calcext:value-type="float">
            <text:p>56374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48688" calcext:value-type="float">
            <text:p>48688</text:p>
          </table:table-cell>
          <table:table-cell office:value-type="float" office:value="49542" calcext:value-type="float">
            <text:p>49542</text:p>
          </table:table-cell>
          <table:table-cell office:value-type="float" office:value="47800" calcext:value-type="float">
            <text:p>47800</text:p>
          </table:table-cell>
          <table:table-cell office:value-type="float" office:value="49839" calcext:value-type="float">
            <text:p>49839</text:p>
          </table:table-cell>
          <table:table-cell office:value-type="float" office:value="52525" calcext:value-type="float">
            <text:p>52525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47920" calcext:value-type="float">
            <text:p>47920</text:p>
          </table:table-cell>
          <table:table-cell office:value-type="float" office:value="49229" calcext:value-type="float">
            <text:p>49229</text:p>
          </table:table-cell>
          <table:table-cell office:value-type="float" office:value="47899" calcext:value-type="float">
            <text:p>47899</text:p>
          </table:table-cell>
          <table:table-cell office:value-type="float" office:value="49431" calcext:value-type="float">
            <text:p>49431</text:p>
          </table:table-cell>
          <table:table-cell office:value-type="float" office:value="51650" calcext:value-type="float">
            <text:p>51650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47749" calcext:value-type="float">
            <text:p>47749</text:p>
          </table:table-cell>
          <table:table-cell office:value-type="float" office:value="47470" calcext:value-type="float">
            <text:p>47470</text:p>
          </table:table-cell>
          <table:table-cell office:value-type="float" office:value="47219" calcext:value-type="float">
            <text:p>47219</text:p>
          </table:table-cell>
          <table:table-cell office:value-type="float" office:value="48787" calcext:value-type="float">
            <text:p>48787</text:p>
          </table:table-cell>
          <table:table-cell office:value-type="float" office:value="49482" calcext:value-type="float">
            <text:p>49482</text:p>
          </table:table-cell>
        </table:table-row>
        <table:table-row table:style-name="ro1">
          <table:table-cell table:style-name="Default" office:value-type="string" calcext:value-type="string">
            <text:p>...da questa settimana in poi i dati risultano corretti per il 2020: smetto di considerare questi numeri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OT</text:p>
          </table:table-cell>
          <table:table-cell table:formula="of:=SUM([.B2:.B23])" office:value-type="float" office:value="1174023" calcext:value-type="float">
            <text:p>1174023</text:p>
          </table:table-cell>
          <table:table-cell table:formula="of:=SUM([.C2:.C23])" office:value-type="float" office:value="1234768" calcext:value-type="float">
            <text:p>1234768</text:p>
          </table:table-cell>
          <table:table-cell table:formula="of:=SUM([.D2:.D23])" office:value-type="float" office:value="1259426" calcext:value-type="float">
            <text:p>1259426</text:p>
          </table:table-cell>
          <table:table-cell table:formula="of:=SUM([.E2:.E23])" office:value-type="float" office:value="1217493" calcext:value-type="float">
            <text:p>1217493</text:p>
          </table:table-cell>
          <table:table-cell table:formula="of:=SUM([.F2:.F23])" office:value-type="float" office:value="1366358" calcext:value-type="float">
            <text:p>1366358</text:p>
          </table:table-cell>
        </table:table-row>
        <table:table-row table:style-name="ro1">
          <table:table-cell table:style-name="Default" office:value-type="string" calcext:value-type="string">
            <text:p>variazione2020</text:p>
          </table:table-cell>
          <table:table-cell table:style-name="ce9" table:formula="of:=[.$F$27]*100/[.B27]-100" office:value-type="float" office:value="16.3825580929846" calcext:value-type="float">
            <text:p>16,38</text:p>
          </table:table-cell>
          <table:table-cell table:style-name="ce9" table:formula="of:=[.$F$27]*100/[.C27]-100" office:value-type="float" office:value="10.6570627032771" calcext:value-type="float">
            <text:p>10,66</text:p>
          </table:table-cell>
          <table:table-cell table:style-name="ce9" table:formula="of:=[.$F$27]*100/[.D27]-100" office:value-type="float" office:value="8.4905345768628" calcext:value-type="float">
            <text:p>8,49</text:p>
          </table:table-cell>
          <table:table-cell table:style-name="ce9" table:formula="of:=[.$F$27]*100/[.E27]-100" office:value-type="float" office:value="12.2271750227722" calcext:value-type="float">
            <text:p>12,23</text:p>
          </table:table-cell>
          <table:table-cell table:style-name="ce9" table:formula="of:=[.$F$27]*100/[.F27]-100" office:value-type="float" office:value="0" calcext:value-type="float">
            <text:p>0,00</text:p>
          </table:table-cell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Media2016-2019</text:p>
          </table:table-cell>
          <table:table-cell table:formula="of:=AVERAGE([.B27:.E27])" office:value-type="float" office:value="1221427.5" calcext:value-type="float">
            <text:p>1221427,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variazione su media</text:p>
          </table:table-cell>
          <table:table-cell table:style-name="ce9" table:formula="of:=[.B27]*100/[.$B$31]-100" office:value-type="float" office:value="-3.8810735798891" calcext:value-type="float">
            <text:p>-3,88</text:p>
          </table:table-cell>
          <table:table-cell table:style-name="ce9" table:formula="of:=[.C27]*100/[.$B$31]-100" office:value-type="float" office:value="1.0922056364377" calcext:value-type="float">
            <text:p>1,09</text:p>
          </table:table-cell>
          <table:table-cell table:style-name="ce9" table:formula="of:=[.D27]*100/[.$B$31]-100" office:value-type="float" office:value="3.11099103303307" calcext:value-type="float">
            <text:p>3,11</text:p>
          </table:table-cell>
          <table:table-cell table:style-name="ce9" table:formula="of:=[.E27]*100/[.$B$31]-100" office:value-type="float" office:value="-0.322123089581652" calcext:value-type="float">
            <text:p>-0,3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8" loext:min-decimal-places="8" number:min-integer-digits="1"/>
    </number:number-style>
    <number:number-style style:name="N105">
      <number:number number:decimal-places="7" loext:min-decimal-places="7" number:min-integer-digits="1"/>
    </number:number-style>
    <number:number-style style:name="N106">
      <number:number number:decimal-places="9" loext:min-decimal-places="9" number:min-integer-digits="1"/>
    </number:number-style>
    <number:number-style style:name="N107">
      <number:number number:decimal-places="10" loext:min-decimal-places="10" number:min-integer-digits="1"/>
    </number:number-style>
    <number:number-style style:name="N108">
      <number:number number:decimal-places="11" loext:min-decimal-places="1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3" loext:min-decimal-places="13"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 style:data-style-name="N2" text:time-value="19:35:57.672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rmando Riccardo Gaeta</meta:initial-creator>
    <meta:creation-date>2020-07-02T18:16:07.542000000</meta:creation-date>
    <dc:date>2020-07-02T20:41:10.825000000</dc:date>
    <dc:creator>Armando Riccardo Gaeta</dc:creator>
    <meta:editing-duration>PT1H14M31S</meta:editing-duration>
    <meta:editing-cycles>33</meta:editing-cycles>
    <meta:generator>LibreOffice/6.4.2.2$Windows_X86_64 LibreOffice_project/4e471d8c02c9c90f512f7f9ead8875b57fcb1ec3</meta:generator>
    <meta:document-statistic meta:table-count="2" meta:cell-count="192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45000" chart:maximum="9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45cm" svg:y="0.316cm" chart:style-name="ch2">
          <text:p>Decessi TOTALI in 24 paesi europei</text:p>
        </chart:title>
        <chart:subtitle svg:x="4.068cm" svg:y="1.049cm" chart:style-name="ch3">
          <text:p>fonte: https://euromomo.eu/graphs-and-maps</text:p>
        </chart:subtitle>
        <chart:legend chart:legend-position="end" svg:x="13.699cm" svg:y="1.824cm" style:legend-expansion="custom" chartooo:width="1.875cm" chartooo:height="2.59cm" style:legend-expansion-aspect-ratio="0.723938223938224" chart:style-name="ch4"/>
        <chart:plot-area chart:style-name="ch5" table:cell-range-address="Foglio2.A1:Foglio2.F23" chart:data-source-has-labels="both" svg:x="0.319cm" svg:y="1.533cm" svg:width="15.591cm" svg:height="7.284cm">
          <chartooo:coordinate-region svg:x="1.496cm" svg:y="1.732cm" svg:width="14.227cm" svg:height="6.438cm"/>
          <chart:axis chart:dimension="x" chart:name="primary-x" chart:style-name="ch6" chartooo:axis-type="auto">
            <chartooo:date-scale/>
            <chart:categories table:cell-range-address="Foglio2.A2:Foglio2.A2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oglio2.B2:Foglio2.B23" chart:label-cell-address="Foglio2.B1:Foglio2.B1" chart:class="chart:line">
            <chart:data-point chart:repeated="22"/>
          </chart:series>
          <chart:series chart:style-name="ch10" chart:values-cell-range-address="Foglio2.C2:Foglio2.C23" chart:label-cell-address="Foglio2.C1:Foglio2.C1" chart:class="chart:line">
            <chart:data-point chart:repeated="22"/>
          </chart:series>
          <chart:series chart:style-name="ch11" chart:values-cell-range-address="Foglio2.D2:Foglio2.D23" chart:label-cell-address="Foglio2.D1:Foglio2.D1" chart:class="chart:line">
            <chart:data-point chart:repeated="22"/>
          </chart:series>
          <chart:series chart:style-name="ch12" chart:values-cell-range-address="Foglio2.E2:Foglio2.E23" chart:label-cell-address="Foglio2.E1:Foglio2.E1" chart:class="chart:line">
            <chart:data-point chart:repeated="22"/>
          </chart:series>
          <chart:series chart:style-name="ch13" chart:values-cell-range-address="Foglio2.F2:Foglio2.F23" chart:label-cell-address="Foglio2.F1:Foglio2.F1" chart:class="chart:line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6</text:p>
                <draw:g>
                  <svg:desc>Foglio2.B1:Foglio2.B1</svg:desc>
                </draw:g>
              </table:table-cell>
              <table:table-cell office:value-type="string">
                <text:p>2017</text:p>
                <draw:g>
                  <svg:desc>Foglio2.C1:Foglio2.C1</svg:desc>
                </draw:g>
              </table:table-cell>
              <table:table-cell office:value-type="string">
                <text:p>2018</text:p>
                <draw:g>
                  <svg:desc>Foglio2.D1:Foglio2.D1</svg:desc>
                </draw:g>
              </table:table-cell>
              <table:table-cell office:value-type="string">
                <text:p>2019</text:p>
                <draw:g>
                  <svg:desc>Foglio2.E1:Foglio2.E1</svg:desc>
                </draw:g>
              </table:table-cell>
              <table:table-cell office:value-type="string">
                <text:p>2020</text:p>
                <draw:g>
                  <svg:desc>Foglio2.F1:Foglio2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oglio2.A2:Foglio2.A23</svg:desc>
                </draw:g>
              </table:table-cell>
              <table:table-cell office:value-type="float" office:value="56694">
                <text:p>56694</text:p>
                <draw:g>
                  <svg:desc>Foglio2.B2:Foglio2.B23</svg:desc>
                </draw:g>
              </table:table-cell>
              <table:table-cell office:value-type="float" office:value="69184">
                <text:p>69184</text:p>
                <draw:g>
                  <svg:desc>Foglio2.C2:Foglio2.C23</svg:desc>
                </draw:g>
              </table:table-cell>
              <table:table-cell office:value-type="float" office:value="66071">
                <text:p>66071</text:p>
                <draw:g>
                  <svg:desc>Foglio2.D2:Foglio2.D23</svg:desc>
                </draw:g>
              </table:table-cell>
              <table:table-cell office:value-type="float" office:value="58916">
                <text:p>58916</text:p>
                <draw:g>
                  <svg:desc>Foglio2.E2:Foglio2.E23</svg:desc>
                </draw:g>
              </table:table-cell>
              <table:table-cell office:value-type="float" office:value="58219">
                <text:p>58219</text:p>
                <draw:g>
                  <svg:desc>Foglio2.F2:Foglio2.F2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6612">
                <text:p>56612</text:p>
              </table:table-cell>
              <table:table-cell office:value-type="float" office:value="70701">
                <text:p>70701</text:p>
              </table:table-cell>
              <table:table-cell office:value-type="float" office:value="64757">
                <text:p>64757</text:p>
              </table:table-cell>
              <table:table-cell office:value-type="float" office:value="61264">
                <text:p>61264</text:p>
              </table:table-cell>
              <table:table-cell office:value-type="float" office:value="60296">
                <text:p>6029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7455">
                <text:p>57455</text:p>
              </table:table-cell>
              <table:table-cell office:value-type="float" office:value="67769">
                <text:p>67769</text:p>
              </table:table-cell>
              <table:table-cell office:value-type="float" office:value="64177">
                <text:p>64177</text:p>
              </table:table-cell>
              <table:table-cell office:value-type="float" office:value="61318">
                <text:p>61318</text:p>
              </table:table-cell>
              <table:table-cell office:value-type="float" office:value="59171">
                <text:p>591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6314">
                <text:p>56314</text:p>
              </table:table-cell>
              <table:table-cell office:value-type="float" office:value="67113">
                <text:p>67113</text:p>
              </table:table-cell>
              <table:table-cell office:value-type="float" office:value="61834">
                <text:p>61834</text:p>
              </table:table-cell>
              <table:table-cell office:value-type="float" office:value="61471">
                <text:p>61471</text:p>
              </table:table-cell>
              <table:table-cell office:value-type="float" office:value="58218">
                <text:p>5821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5843">
                <text:p>55843</text:p>
              </table:table-cell>
              <table:table-cell office:value-type="float" office:value="66320">
                <text:p>66320</text:p>
              </table:table-cell>
              <table:table-cell office:value-type="float" office:value="60833">
                <text:p>60833</text:p>
              </table:table-cell>
              <table:table-cell office:value-type="float" office:value="62147">
                <text:p>62147</text:p>
              </table:table-cell>
              <table:table-cell office:value-type="float" office:value="59189">
                <text:p>5918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5990">
                <text:p>55990</text:p>
              </table:table-cell>
              <table:table-cell office:value-type="float" office:value="61874">
                <text:p>61874</text:p>
              </table:table-cell>
              <table:table-cell office:value-type="float" office:value="61118">
                <text:p>61118</text:p>
              </table:table-cell>
              <table:table-cell office:value-type="float" office:value="62194">
                <text:p>62194</text:p>
              </table:table-cell>
              <table:table-cell office:value-type="float" office:value="57228">
                <text:p>5722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5050">
                <text:p>55050</text:p>
              </table:table-cell>
              <table:table-cell office:value-type="float" office:value="60058">
                <text:p>60058</text:p>
              </table:table-cell>
              <table:table-cell office:value-type="float" office:value="62599">
                <text:p>62599</text:p>
              </table:table-cell>
              <table:table-cell office:value-type="float" office:value="60445">
                <text:p>60445</text:p>
              </table:table-cell>
              <table:table-cell office:value-type="float" office:value="57036">
                <text:p>5703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5172">
                <text:p>55172</text:p>
              </table:table-cell>
              <table:table-cell office:value-type="float" office:value="57820">
                <text:p>57820</text:p>
              </table:table-cell>
              <table:table-cell office:value-type="float" office:value="62707">
                <text:p>62707</text:p>
              </table:table-cell>
              <table:table-cell office:value-type="float" office:value="58939">
                <text:p>58939</text:p>
              </table:table-cell>
              <table:table-cell office:value-type="float" office:value="54825">
                <text:p>548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6096">
                <text:p>56096</text:p>
              </table:table-cell>
              <table:table-cell office:value-type="float" office:value="56204">
                <text:p>56204</text:p>
              </table:table-cell>
              <table:table-cell office:value-type="float" office:value="65323">
                <text:p>65323</text:p>
              </table:table-cell>
              <table:table-cell office:value-type="float" office:value="58184">
                <text:p>58184</text:p>
              </table:table-cell>
              <table:table-cell office:value-type="float" office:value="55610">
                <text:p>556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5605">
                <text:p>55605</text:p>
              </table:table-cell>
              <table:table-cell office:value-type="float" office:value="54270">
                <text:p>54270</text:p>
              </table:table-cell>
              <table:table-cell office:value-type="float" office:value="65193">
                <text:p>65193</text:p>
              </table:table-cell>
              <table:table-cell office:value-type="float" office:value="56383">
                <text:p>56383</text:p>
              </table:table-cell>
              <table:table-cell office:value-type="float" office:value="55972">
                <text:p>5597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5506">
                <text:p>55506</text:p>
              </table:table-cell>
              <table:table-cell office:value-type="float" office:value="52309">
                <text:p>52309</text:p>
              </table:table-cell>
              <table:table-cell office:value-type="float" office:value="61037">
                <text:p>61037</text:p>
              </table:table-cell>
              <table:table-cell office:value-type="float" office:value="54978">
                <text:p>54978</text:p>
              </table:table-cell>
              <table:table-cell office:value-type="float" office:value="57647">
                <text:p>5764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4500">
                <text:p>54500</text:p>
              </table:table-cell>
              <table:table-cell office:value-type="float" office:value="51438">
                <text:p>51438</text:p>
              </table:table-cell>
              <table:table-cell office:value-type="float" office:value="58493">
                <text:p>58493</text:p>
              </table:table-cell>
              <table:table-cell office:value-type="float" office:value="52781">
                <text:p>52781</text:p>
              </table:table-cell>
              <table:table-cell office:value-type="float" office:value="64725">
                <text:p>6472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4336">
                <text:p>54336</text:p>
              </table:table-cell>
              <table:table-cell office:value-type="float" office:value="51199">
                <text:p>51199</text:p>
              </table:table-cell>
              <table:table-cell office:value-type="float" office:value="57125">
                <text:p>57125</text:p>
              </table:table-cell>
              <table:table-cell office:value-type="float" office:value="51971">
                <text:p>51971</text:p>
              </table:table-cell>
              <table:table-cell office:value-type="float" office:value="77626">
                <text:p>7762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3140">
                <text:p>53140</text:p>
              </table:table-cell>
              <table:table-cell office:value-type="float" office:value="50641">
                <text:p>50641</text:p>
              </table:table-cell>
              <table:table-cell office:value-type="float" office:value="55488">
                <text:p>55488</text:p>
              </table:table-cell>
              <table:table-cell office:value-type="float" office:value="52869">
                <text:p>52869</text:p>
              </table:table-cell>
              <table:table-cell office:value-type="float" office:value="88747">
                <text:p>8874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2079">
                <text:p>52079</text:p>
              </table:table-cell>
              <table:table-cell office:value-type="float" office:value="50278">
                <text:p>50278</text:p>
              </table:table-cell>
              <table:table-cell office:value-type="float" office:value="53706">
                <text:p>53706</text:p>
              </table:table-cell>
              <table:table-cell office:value-type="float" office:value="51647">
                <text:p>51647</text:p>
              </table:table-cell>
              <table:table-cell office:value-type="float" office:value="87191">
                <text:p>871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9982">
                <text:p>49982</text:p>
              </table:table-cell>
              <table:table-cell office:value-type="float" office:value="49728">
                <text:p>49728</text:p>
              </table:table-cell>
              <table:table-cell office:value-type="float" office:value="51645">
                <text:p>51645</text:p>
              </table:table-cell>
              <table:table-cell office:value-type="float" office:value="52205">
                <text:p>52205</text:p>
              </table:table-cell>
              <table:table-cell office:value-type="float" office:value="77079">
                <text:p>7707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9826">
                <text:p>49826</text:p>
              </table:table-cell>
              <table:table-cell office:value-type="float" office:value="50966">
                <text:p>50966</text:p>
              </table:table-cell>
              <table:table-cell office:value-type="float" office:value="48772">
                <text:p>48772</text:p>
              </table:table-cell>
              <table:table-cell office:value-type="float" office:value="51318">
                <text:p>51318</text:p>
              </table:table-cell>
              <table:table-cell office:value-type="float" office:value="67570">
                <text:p>6757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9992">
                <text:p>49992</text:p>
              </table:table-cell>
              <table:table-cell office:value-type="float" office:value="50706">
                <text:p>50706</text:p>
              </table:table-cell>
              <table:table-cell office:value-type="float" office:value="47682">
                <text:p>47682</text:p>
              </table:table-cell>
              <table:table-cell office:value-type="float" office:value="50136">
                <text:p>50136</text:p>
              </table:table-cell>
              <table:table-cell office:value-type="float" office:value="59978">
                <text:p>5997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9474">
                <text:p>49474</text:p>
              </table:table-cell>
              <table:table-cell office:value-type="float" office:value="49949">
                <text:p>49949</text:p>
              </table:table-cell>
              <table:table-cell office:value-type="float" office:value="47948">
                <text:p>47948</text:p>
              </table:table-cell>
              <table:table-cell office:value-type="float" office:value="50270">
                <text:p>50270</text:p>
              </table:table-cell>
              <table:table-cell office:value-type="float" office:value="56374">
                <text:p>5637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8688">
                <text:p>48688</text:p>
              </table:table-cell>
              <table:table-cell office:value-type="float" office:value="49542">
                <text:p>49542</text:p>
              </table:table-cell>
              <table:table-cell office:value-type="float" office:value="47800">
                <text:p>47800</text:p>
              </table:table-cell>
              <table:table-cell office:value-type="float" office:value="49839">
                <text:p>49839</text:p>
              </table:table-cell>
              <table:table-cell office:value-type="float" office:value="52525">
                <text:p>5252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7920">
                <text:p>47920</text:p>
              </table:table-cell>
              <table:table-cell office:value-type="float" office:value="49229">
                <text:p>49229</text:p>
              </table:table-cell>
              <table:table-cell office:value-type="float" office:value="47899">
                <text:p>47899</text:p>
              </table:table-cell>
              <table:table-cell office:value-type="float" office:value="49431">
                <text:p>49431</text:p>
              </table:table-cell>
              <table:table-cell office:value-type="float" office:value="51650">
                <text:p>5165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7749">
                <text:p>47749</text:p>
              </table:table-cell>
              <table:table-cell office:value-type="float" office:value="47470">
                <text:p>47470</text:p>
              </table:table-cell>
              <table:table-cell office:value-type="float" office:value="47219">
                <text:p>47219</text:p>
              </table:table-cell>
              <table:table-cell office:value-type="float" office:value="48787">
                <text:p>48787</text:p>
              </table:table-cell>
              <table:table-cell office:value-type="float" office:value="49482">
                <text:p>494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